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2f5c" officeooo:paragraph-rsid="00252f5c"/>
    </style:style>
    <style:style style:name="P2" style:family="paragraph" style:parent-style-name="Subtitle">
      <style:text-properties officeooo:rsid="0023569a" officeooo:paragraph-rsid="0023569a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text-properties officeooo:rsid="00252f5c" officeooo:paragraph-rsid="00252f5c"/>
    </style:style>
    <style:style style:name="P5" style:family="paragraph" style:parent-style-name="Heading_20_1">
      <style:text-properties officeooo:rsid="00252f5c" officeooo:paragraph-rsid="00252f5c"/>
    </style:style>
    <style:style style:name="P6" style:family="paragraph" style:parent-style-name="Heading_20_2">
      <style:text-properties officeooo:rsid="00252f5c" officeooo:paragraph-rsid="00252f5c"/>
    </style:style>
    <style:style style:name="P7" style:family="paragraph" style:parent-style-name="Text_20_body">
      <style:text-properties officeooo:rsid="00252f5c" officeooo:paragraph-rsid="00252f5c"/>
    </style:style>
    <style:style style:name="P8" style:family="paragraph" style:parent-style-name="Text_20_body" style:list-style-name="L2">
      <style:text-properties officeooo:rsid="00252f5c" officeooo:paragraph-rsid="00252f5c"/>
    </style:style>
    <style:style style:name="P9" style:family="paragraph" style:parent-style-name="Heading_20_2">
      <style:text-properties officeooo:rsid="0025e628" officeooo:paragraph-rsid="0025e628"/>
    </style:style>
    <style:style style:name="P10" style:family="paragraph" style:parent-style-name="Text_20_body" style:list-style-name="L3">
      <style:text-properties officeooo:rsid="0025e628" officeooo:paragraph-rsid="0025e628"/>
    </style:style>
    <style:style style:name="T1" style:family="text">
      <style:text-properties officeooo:rsid="00252f5c"/>
    </style:style>
    <style:style style:name="T2" style:family="text">
      <style:text-properties style:font-name="TeXGyreCurs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Regression</text:p>
      <text:p text:style-name="P2">Co<text:span text:style-name="T1">llege Algebra</text:span></text:p>
      <text:h text:style-name="P3" text:outline-level="1">Main Ideas</text:h>
      <text:list text:style-name="L1">
        <text:list-item>
          <text:p text:style-name="P4">Exponential regression is very similar to linear regression.</text:p>
        </text:list-item>
        <text:list-item>
          <text:p text:style-name="P4">Almost all the calculator steps are the same.</text:p>
        </text:list-item>
        <text:list-item>
          <text:p text:style-name="P4">The followup questions are the same as from other sections in the Exponential Functions unit.</text:p>
        </text:list-item>
      </text:list>
      <text:h text:style-name="P5" text:outline-level="1">Exponential Regression</text:h>
      <text:h text:style-name="P6" text:outline-level="2">How To – Exponential Regression on a TI Graphing Calculator</text:h>
      <text:p text:style-name="P7">To perform an exponential regression on a TI graphing calculator:</text:p>
      <text:list text:style-name="L2">
        <text:list-item>
          <text:p text:style-name="P8">Type <text:span text:style-name="T2">STAT</text:span> and go to <text:span text:style-name="T2">1:Edit…</text:span>.</text:p>
        </text:list-item>
        <text:list-item>
          <text:p text:style-name="P8">Enter the values of the independent variable in <text:span text:style-name="T2">L1</text:span> and matching values of the dependent variable in <text:span text:style-name="T2">L2</text:span>.</text:p>
        </text:list-item>
        <text:list-item>
          <text:p text:style-name="P8">Type <text:span text:style-name="T2">STAT</text:span>, go right to <text:span text:style-name="T2">CALC</text:span>, and go to <text:span text:style-name="T2">0:ExpReg</text:span>.</text:p>
        </text:list-item>
        <text:list-item>
          <text:p text:style-name="P8">Depending on your calculator, type <text:span text:style-name="T2">ENTER</text:span> if you see <text:span text:style-name="T2">ExpReg</text:span> on the home screen or go down to <text:span text:style-name="T2">CALCULATE</text:span> if you have a menu.</text:p>
        </text:list-item>
      </text:list>
      <text:h text:style-name="P9" text:outline-level="2">How To – Access the Most Recent Regression Equation</text:h>
      <text:list text:style-name="L3">
        <text:list-item>
          <text:p text:style-name="P10">Type <text:span text:style-name="T2">VARS</text:span> and go down to <text:span text:style-name="T2">5:Statistics….</text:span></text:p>
        </text:list-item>
        <text:list-item>
          <text:p text:style-name="P10">Go right to <text:span text:style-name="T2">EQ</text:span>.</text:p>
        </text:list-item>
        <text:list-item>
          <text:p text:style-name="P10">Go to <text:span text:style-name="T2">1:RegEQ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47:18.652000000</meta:creation-date>
    <meta:editing-duration>PT10M20S</meta:editing-duration>
    <meta:editing-cycles>3</meta:editing-cycles>
    <meta:generator>LibreOffice/24.8.2.1$Windows_x86 LibreOffice_project/0f794b6e29741098670a3b95d60478a65d05ef13</meta:generator>
    <dc:date>2024-10-31T13:09:13.043000000</dc:date>
    <meta:print-date>2024-10-31T13:09:22.709000000</meta:print-date>
    <meta:document-statistic meta:table-count="0" meta:image-count="0" meta:object-count="0" meta:page-count="1" meta:paragraph-count="17" meta:word-count="148" meta:character-count="827" meta:non-whitespace-character-count="704"/>
    <meta:template xlink:type="simple" xlink:actuate="onRequest" xlink:title="Math Worksheet" xlink:href="file:///D:/PortableApps/LibreOfficePortable/Data/settings/user/template/Math%20Worksheet.ott" meta:date="2024-10-31T12:47:18.423000000"/>
  </office:meta>
</office:document-meta>
</file>